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>
      <style:paragraph-properties fo:text-align="left" fo:text-indent="0cm" fo:line-height="100%" fo:margin-left="0cm" fo:margin-right="0cm" fo:margin-top="0cm" fo:margin-bottom="0cm" fo:break-before="page"/>
      <style:text-properties fo:color="#000000" fo:font-size="14pt" fo:font-weight="bold"/>
    </style:style>
    <style:style style:family="paragraph" style:name="P3" style:display-name="P3" style:parent-style-name="Normal">
      <style:paragraph-properties fo:text-align="left" fo:text-indent="0cm" fo:line-height="100%" fo:margin-left="0cm" fo:margin-right="0cm" fo:margin-top="0cm" fo:margin-bottom="0cm"/>
      <style:text-properties fo:color="#000000" fo:font-size="12pt"/>
    </style:style>
    <style:style style:family="paragraph" style:name="P4" style:display-name="P4" style:parent-style-name="Normal">
      <style:paragraph-properties fo:text-align="left" fo:text-indent="0cm" fo:line-height="100%" fo:margin-left="0cm" fo:margin-right="0cm" fo:margin-top="0cm" fo:margin-bottom="0cm" fo:break-before="page"/>
      <style:text-properties fo:color="#000000" fo:font-size="12pt"/>
    </style:style>
    <style:style style:family="paragraph" style:name="P5" style:display-name="P5">
      <style:paragraph-properties fo:break-before="page"/>
    </style:style>
    <style:style style:family="paragraph" style:name="P6" style:display-name="P6" style:parent-style-name="Normal"/>
    <style:style style:family="paragraph" style:name="P1" style:display-name="P1" style:parent-style-name="Normal">
      <style:paragraph-properties fo:text-align="left" fo:text-indent="0cm" fo:line-height="100%" fo:margin-left="0cm" fo:margin-right="0cm" fo:margin-top="0cm" fo:margin-bottom="0cm"/>
      <style:text-properties fo:color="#000000" fo:font-size="14pt" fo:font-weight="bold"/>
    </style:style>
    <style:style style:family="section" style:name="Sect1" style:display-name="Sect1">
      <style:section-properties text:dont-balance-text-columns="true">
        <style:columns fo:column-count="1" fo:column-gap="0cm"/>
      </style:section-properties>
    </style:style>
    <style:style style:family="table" style:name="Table1" style:display-name="Table1">
      <style:table-properties style:width="17.000000cm" table:align="left"/>
    </style:style>
    <style:style style:family="table-column" style:name="Table1-col1" style:display-name="Table1.col1">
      <style:table-column-properties style:column-width="8.5cm"/>
    </style:style>
    <style:style style:family="table-column" style:name="Table1-col2" style:display-name="Table1.col2">
      <style:table-column-properties style:column-width="8.5cm"/>
    </style:style>
    <style:style style:family="table-row" style:name="Table1-row3" style:display-name="Table1.row3">
      <style:table-row-properties style:min-row-height="1.50cm"/>
    </style:style>
    <style:style style:family="table-row" style:name="Table1-row4" style:display-name="Table1.row4">
      <style:table-row-properties style:min-row-height="1.50cm"/>
    </style:style>
    <style:style style:family="table-row" style:name="Table1-row5" style:display-name="Table1.row5">
      <style:table-row-properties style:min-row-height="1.50cm"/>
    </style:style>
    <style:style style:family="table-row" style:name="Table1-row6" style:display-name="Table1.row6">
      <style:table-row-properties style:min-row-height="0.62cm"/>
    </style:style>
    <style:style style:family="table-row" style:name="Table1-row1" style:display-name="Table1.row1">
      <style:table-row-properties style:min-row-height="1.12cm"/>
    </style:style>
    <style:style style:family="table-row" style:name="Table1-row2" style:display-name="Table1.row2">
      <style:table-row-properties style:min-row-height="2.37cm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6" style:display-name="Table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6" style:display-name="Table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able:table table:name="Table1" table:style-name="Table1">
          <table:table-column table:style-name="Table1.col1"/>
          <table:table-column table:style-name="Table1.col2"/>
          <table:table-row table:style-name="Table1.row1">
            <table:table-cell table:style-name="Table1_col1_row1">
              <text:p text:style-name="P1"/>
              <text:p text:style-name="P1"/>
            </table:table-cell>
            <table:table-cell table:style-name="Table1_col2_row1">
              <text:p text:style-name="P2">Holiday request</text:p>
            </table:table-cell>
          </table:table-row>
          <table:table-row table:style-name="Table1.row2">
            <table:table-cell table:style-name="Table1_col1_row2">
              <text:p text:style-name="P3"/>
              <text:p text:style-name="P3"/>
              <text:p text:style-name="P3"/>
              <text:p text:style-name="P3"/>
              <text:p text:style-name="P3"/>
            </table:table-cell>
            <table:table-cell table:style-name="Table1_col2_row2">
              <text:p text:style-name="P3"/>
            </table:table-cell>
          </table:table-row>
          <table:table-row table:style-name="Table1.row3">
            <table:table-cell table:style-name="Table1_col1_row3">
              <text:p text:style-name="P4">Name:</text:p>
              <text:p text:style-name="P3"/>
              <text:p text:style-name="P3"/>
            </table:table-cell>
            <table:table-cell table:style-name="Table1_col2_row3">
              <text:p text:style-name="P4">Antony Semonella</text:p>
            </table:table-cell>
          </table:table-row>
          <table:table-row table:style-name="Table1.row4">
            <table:table-cell table:style-name="Table1_col1_row4">
              <text:p text:style-name="P3">Days</text:p>
              <text:p text:style-name="P3"/>
              <text:p text:style-name="P3"/>
            </table:table-cell>
            <table:table-cell table:style-name="Table1_col2_row4">
              <text:p text:style-name="P4">DATES</text:p>
            </table:table-cell>
          </table:table-row>
          <table:table-row table:style-name="Table1.row5">
            <table:table-cell table:style-name="Table1_col1_row5">
              <text:p text:style-name="P4"/>
              <text:p text:style-name="P3"/>
              <text:p text:style-name="P3"/>
            </table:table-cell>
            <table:table-cell table:style-name="Table1_col2_row5">
              <text:p text:style-name="P4"/>
            </table:table-cell>
          </table:table-row>
          <table:table-row table:style-name="Table1.row6">
            <table:table-cell table:style-name="Table1_col1_row6">
              <text:p text:style-name="P4">Number of days off:</text:p>
            </table:table-cell>
            <table:table-cell table:style-name="Table1_col2_row6">
              <text:p text:style-name="P4">N_DAYS</text:p>
            </table:table-cell>
          </table:table-row>
        </table:table>
        <text:p text:style-name="P5"/>
        <text:p text:style-name="P6"/>
        <text:p text:style-name="P3"/>
        <text:p text:style-name="P3">Date requested: <text:s/>DATE_REQUESTED</text:p>
        <text:p text:style-name="P3"/>
        <text:p text:style-name="P3"/>
        <text:p text:style-name="P3">Accepted:</text:p>
        <text:p text:style-name="P3"/>
        <text:p text:style-name="P3"/>
        <text:p text:style-name="P3">Entered on calendar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7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762cm" fo:margin-left="2.54cm" fo:margin-right="0cm"/>
    </style:style>
    <style:style style:family="paragraph" style:name="Heading" style:display-name="Heading" style:parent-style-name="Normal" style:next-style-name="Normal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762cm" fo:margin-left="1.27cm" fo:margin-right="0cm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762cm" fo:margin-left="3.81cm" fo:margin-right="0cm"/>
    </style:style>
    <style:style style:family="paragraph" style:name="Contents-4" style:display-name="Contents 4" style:parent-style-name="Normal" style:next-style-name="Normal">
      <style:paragraph-properties fo:text-indent="-0.762cm" fo:margin-left="5.08cm" fo:margin-right="0cm"/>
    </style:style>
    <style:style style:family="paragraph" style:name="Normal" style:display-name="Normal">
      <style:paragraph-properties style:writing-mode="lr"/>
      <style:text-properties fo:color="#000000"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creator>Antony </dc:creator>
    <meta:creation-date>Thu Jun 25 14:16:49 2015
</meta:creation-date>
    <dc:date>Wed Sep 16 13:10:48 2015
</dc:date>
  </office:meta>
</office:document-meta>
</file>